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648e"/>
    </style:style>
    <style:style style:name="P2" style:family="paragraph" style:parent-style-name="Text_20_body">
      <style:text-properties officeooo:rsid="000d648e" officeooo:paragraph-rsid="000d648e"/>
    </style:style>
    <style:style style:name="P3" style:family="paragraph" style:parent-style-name="Text_20_body">
      <style:text-properties officeooo:paragraph-rsid="000f1094"/>
    </style:style>
    <style:style style:name="P4" style:family="paragraph" style:parent-style-name="Text_20_body">
      <style:text-properties officeooo:paragraph-rsid="001042d8"/>
    </style:style>
    <style:style style:name="P5" style:family="paragraph" style:parent-style-name="Text_20_body">
      <style:paragraph-properties fo:margin-top="0cm" fo:margin-bottom="0cm" loext:contextual-spacing="false"/>
    </style:style>
    <style:style style:name="P6" style:family="paragraph" style:parent-style-name="Heading_20_2">
      <style:text-properties officeooo:rsid="000d648e" officeooo:paragraph-rsid="000d648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Footer">
      <style:text-properties style:font-name="Arial" fo:font-size="10pt" officeooo:rsid="00235f8d" officeooo:paragraph-rsid="00104e71" style:font-size-asian="10pt" style:font-size-complex="10pt"/>
    </style:style>
    <style:style style:name="T1" style:family="text">
      <style:text-properties officeooo:rsid="000d648e"/>
    </style:style>
    <style:style style:name="T2" style:family="text">
      <style:text-properties officeooo:rsid="000f1094"/>
    </style:style>
    <style:style style:name="T3" style:family="text">
      <style:text-properties officeooo:rsid="002586b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1">[website].</text:span></text:p>
      <text:p text:style-name="Text_20_body">Cette politique est <text:span text:style-name="T1">en</text:span> conformité avec le Règlement général sur la protection des données de <text:span text:style-name="T1">M</text:span>ai 2018.</text:p>
      <text:h text:style-name="Heading_20_2" text:outline-level="2">Collecte des renseignements personnels</text:h>
      <text:p text:style-name="Text_20_body">Nous collectons les renseignements suivants : <text:span text:style-name="T1">[collected_data]</text:span></text:p>
      <text:p text:style-name="P5"/>
      <text:p text:style-name="P1">Les renseignements personnels que nous collectons sont recueillis au travers de formulaires et grâce à l'interactivité établie entre vous et notre site Web. Nous utilisons également, comme indiqué dans la section <text:span text:style-name="T1">concernée</text:span>, des fichiers témoins <text:span text:style-name="T1">(cookies) </text:span>et/ou journaux <text:span text:style-name="T1">(</text:span>(log file<text:span text:style-name="T1">)</text:span> pour réunir des informations vous concernant. </text:p>
      <text:h text:style-name="P6" text:outline-level="2">Durée de conservation</text:h>
      <text:p text:style-name="Text_20_body"> Les données personnelles des personnes physiques sont conservées pendant un maximum de <text:span text:style-name="T1">3</text:span> ans. </text:p>
      <text:h text:style-name="Heading_20_2" text:outline-level="2">Formulaires  et interactivité:</text:h>
      <text:p text:style-name="Text_20_body">Vos renseignements personnels sont collectés par le biais de formulaire, à savoir : <text:span text:style-name="T1">[form_collect]</text:span></text:p>
      <text:list xml:id="list784623198" text:style-name="L1">
        <text:list-item>
          <text:p text:style-name="P12">Formulaire d'inscription au site Web </text:p>
        </text:list-item>
        <text:list-item>
          <text:p text:style-name="P12">Formulaire de commande </text:p>
        </text:list-item>
        <text:list-item>
          <text:p text:style-name="P7">Formulaire de demande de devis </text:p>
        </text:list-item>
      </text:list>
      <text:p text:style-name="Text_20_body">Nous utilisons les renseignements ainsi collectés pour les finalités suivantes : <text:span text:style-name="T1">[collected_data_goal]</text:span></text:p>
      <text:list xml:id="list243004393" text:style-name="L2">
        <text:list-item>
          <text:p text:style-name="P13">Suivi de la commande </text:p>
        </text:list-item>
        <text:list-item>
          <text:p text:style-name="P13">Informations / Offres promotionnelles </text:p>
        </text:list-item>
        <text:list-item>
          <text:p text:style-name="P13">Statistiques </text:p>
        </text:list-item>
        <text:list-item>
          <text:p text:style-name="P13">Contact </text:p>
        </text:list-item>
        <text:list-item>
          <text:p text:style-name="P8">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1389998477" text:style-name="L3">
        <text:list-item>
          <text:p text:style-name="P14">Adresse IP </text:p>
        </text:list-item>
        <text:list-item>
          <text:p text:style-name="P14">Système d'exploitation </text:p>
        </text:list-item>
        <text:list-item>
          <text:p text:style-name="P14">Pages visitées et requêtes </text:p>
        </text:list-item>
        <text:list-item>
          <text:p text:style-name="P9">Heure et jour de connexion </text:p>
        </text:list-item>
      </text:list>
      <text:p text:style-name="P1">Nous utilisons les renseignements ainsi collectés pour les finalités suivantes : </text:p>
      <text:list xml:id="list2472379695" text:style-name="L4">
        <text:list-item>
          <text:p text:style-name="P10">Statistique </text:p>
        </text:list-item>
      </text:list>
      <text:h text:style-name="Heading_20_2" text:outline-level="2"><text:soft-page-break/>Partage des renseignements personnels</text:h>
      <text:p text:style-name="Text_20_body">Nous nous engageons à ne pas commercialiser les renseignements personnels collectés. Cela ne 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P3">L'exercice de ce droit se fera <text:s/><text:span text:style-name="T2">en nous contactant à l'adresse suivante</text:span>:<text:line-break/>[adress]</text:p>
      <text:h text:style-name="Heading_20_2" text:outline-level="2">Droit d'accès</text:h>
      <text:p text:style-name="P4">Nous nous engageons à reconnaître un droit d'accès et de rectification aux personnes concernées désireuses de consulter, modifier, voire radier les informations les concernant.<text:line-break/></text:p>
      <text:p text:style-name="P4">L'exercice de ce droit se fera <text:s/><text:span text:style-name="T2">en nous contactant à l'adresse suivante</text:span>:<text:line-break/><text:span text:style-name="T2">[</text:span>adress]</text:p>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1797130361" text:style-name="L5">
        <text:list-item>
          <text:p text:style-name="P15">Protocole SSL (Secure Sockets Layer) </text:p>
        </text:list-item>
        <text:list-item>
          <text:p text:style-name="P15">Gestion des accès - personne autorisée </text:p>
        </text:list-item>
        <text:list-item>
          <text:p text:style-name="P15">Gestion des accès - personne concernée </text:p>
        </text:list-item>
        <text:list-item>
          <text:p text:style-name="P15">Sauvegarde informatique </text:p>
        </text:list-item>
        <text:list-item>
          <text:p text:style-name="P15">Identifiant / mot de passe </text:p>
        </text:list-item>
        <text:list-item>
          <text:p text:style-name="P11">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h text:style-name="Heading_20_2" text:outline-level="2">Législation</text:h>
      <text:p text:style-name="Text_20_body">Nous nous engageons à respecter les dispositions législatives énoncées dans la <text:span text:style-name="T1">lo</text:span>i Française.</text:p>
      <text:p text:style-name="Text_20_body"/>
      <text:p text:style-name="P2"><text:soft-page-break/>[status] [company]</text:p>
      <text:p text:style-name="P2">[adress]</text:p>
      <text:p text:style-name="P2">[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04e71"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0"><draw:image xlink:href="Pictures/10000000000000500000000FE0733BDF34EA209F.png" xlink:type="simple" xlink:show="embed" xlink:actuate="onLoad" loext:mime-type="image/x-vclgraphic"/></draw:frame><text:span text:style-name="MT1">Version 1.0.0 -2 0180530<text:tab/>- Licence : <text:s/><text:tab/></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46S</meta:editing-duration>
    <meta:editing-cycles>10</meta:editing-cycles>
    <meta:generator>LibreOffice/5.4.5.1$Windows_X86_64 LibreOffice_project/79c9829dd5d8054ec39a82dc51cd9eff340dbee8</meta:generator>
    <dc:date>2018-05-30T16:20:30.467000000</dc:date>
    <meta:document-statistic meta:table-count="0" meta:image-count="1" meta:object-count="0" meta:page-count="3" meta:paragraph-count="52" meta:word-count="631" meta:character-count="4376" meta:non-whitespace-character-count="3781"/>
    <meta:user-defined meta:name="Info 1"/>
    <meta:user-defined meta:name="Info 2"/>
    <meta:user-defined meta:name="Info 3"/>
    <meta:user-defined meta:name="Info 4"/>
  </office:meta>
</office:document-meta>
</file>